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Arial" style:font-family-asian="Arial" style:font-family-complex="Arial" fo:background-color="#ffffff" style:use-window-font-color="true"/>
    </style:style>
    <style:style style:name="T2" style:family="text">
      <style:text-properties fo:font-size="16.00pt" style:text-position="sub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1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1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563c1"/>
    </style:style>
    <style:style style:name="T21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#ffffff" style:use-window-font-color="true"/>
    </style:style>
    <style:style style:name="T2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24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#ffffff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#ffffff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31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4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35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#ffffff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38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39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40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48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#ffffff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52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53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54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55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56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57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58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59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6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66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74" style:family="text">
      <style:text-properties fo:font-size="10.00pt" fo:font-weight="normal" fo:font-family="Arial" style:font-family-asian="Arial" style:font-family-complex="Arial" fo:background-color="transparent" fo:color="#202931"/>
    </style:style>
    <style:style style:name="T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#ffffff" fo:color="#000000"/>
    </style:style>
    <style:style style:name="T81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82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0.00pt" fo:font-weight="normal" fo:font-family="Arial" style:font-family-asian="Arial" style:font-family-complex="Arial" fo:background-color="#ffffff" style:use-window-font-color="true"/>
    </style:style>
    <style:style style:name="T84" style:family="text">
      <style:text-properties fo:font-size="10.00pt" fo:font-weight="bold" fo:font-family="Arial" style:font-family-asian="Arial" style:font-family-complex="Arial" fo:background-color="#ffffff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bottom="3.00pt"/>
    </style:style>
    <style:style style:name="P8" style:family="paragraph">
      <style:paragraph-properties fo:line-height="115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/>
    </style:style>
    <style:style style:name="P14" style:family="paragraph">
      <style:paragraph-properties fo:line-height="115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5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 fo:margin-left="5.85pt" fo:text-indent="-1.65pt"/>
    </style:style>
  </office:automatic-styles>
  <office:body>
    <office:text>
      <text:p text:style-name="P1"><text:span text:style-name="T1">Kostya Kotov</text:span></text:p>
      <text:p text:style-name="P2"><text:span text:style-name="T2">Full Stack Developer</text:span></text:p>
      <text:p text:style-name="P3"><text:span text:style-name="T3">City: Hadera<text:s/></text:span><text:span text:style-name="T4"><text:tab/><text:tab/></text:span><text:span text:style-name="T5">Phone: 053-713-5322<text:s/></text:span><text:span text:style-name="T6"><text:tab/></text:span><text:span text:style-name="T7">Email:<text:s/></text:span><text:a xlink:href="mailto:kotov25@ya.ru"><text:span text:style-name="T9">kotov25@ya.ru</text:span></text:a><text:span text:style-name="T10"/></text:p>
      <text:p text:style-name="P3"><text:span text:style-name="T11">LinkedIn:<text:s/></text:span><text:a xlink:href="http://www.linkedin.com/in/kotov1337"><text:span text:style-name="T13">linkedin.com/in/kotov1337</text:span></text:a><text:span text:style-name="T14"><text:tab/></text:span><text:span text:style-name="T15">GitHub:<text:s/></text:span><text:a xlink:href="https://github.com/kostya-ktv"><text:span text:style-name="T17">github.com/kostya-ktv</text:span></text:a><text:span text:style-name="T18"><text:tab/></text:span><text:span text:style-name="T19">Portfolio:<text:s/></text:span><text:span text:style-name="T20">ww.example</text:span></text:p>
      <text:p text:style-name="P3"><text:span text:style-name="T21"/></text:p>
      <text:p text:style-name="P3"><text:span text:style-name="T22">TECHNICAL SKILLS:______________________________________________________________________ </text:span></text:p>
      <text:list text:style-name="L4">
        <text:list-item>
          <text:p text:style-name="P4"><text:span text:style-name="T23">Web Technologies:<text:s/></text:span><text:span text:style-name="T24">JavaScript, SCSS, React JS ( Redux, React Hooks), WebPack, Angular 9</text:span><text:span text:style-name="T25"/></text:p>
        </text:list-item>
        <text:list-item>
          <text:p text:style-name="P4"><text:span text:style-name="T26">Server Side</text:span><text:span text:style-name="T27">: Node JS, ExpressJS, EJS, JAVA, SpringBoot, Heroku</text:span><text:span text:style-name="T28"/></text:p>
        </text:list-item>
        <text:list-item>
          <text:p text:style-name="P4"><text:span text:style-name="T29">Version Control:<text:s/></text:span><text:span text:style-name="T30">Git.</text:span><text:span text:style-name="T31"/></text:p>
        </text:list-item>
        <text:list-item>
          <text:p text:style-name="P4"><text:span text:style-name="T31">Environments<text:s/></text:span><text:span text:style-name="T32">—</text:span><text:span text:style-name="T33"><text:s/>IDE:</text:span><text:span text:style-name="T34"><text:s/>VSCode, Intellij IDEA, WebStorm</text:span><text:span text:style-name="T35">.</text:span><text:span text:style-name="T36"/></text:p>
        </text:list-item>
        <text:list-item>
          <text:p text:style-name="P4"><text:span text:style-name="T37">Databases:<text:s/></text:span><text:span text:style-name="T38">MySQL, PostgreSQL, MongoDB, Firebase</text:span><text:span text:style-name="T39">.</text:span><text:span text:style-name="T40"/></text:p>
        </text:list-item>
        <text:list-item>
          <text:p text:style-name="P5"><text:span text:style-name="T41">Systems:<text:s/></text:span><text:span text:style-name="T42">Windows, Linux.</text:span><text:span text:style-name="T43"/></text:p>
        </text:list-item>
      </text:list>
      <text:p text:style-name="P6"><text:span text:style-name="T44"/></text:p>
      <text:p text:style-name="P7"><text:span text:style-name="T45">EXPERIENCE:____________________________________________________________________________ </text:span></text:p>
      <text:p text:style-name="P8"><text:span text:style-name="T46">2019 - 2020 Full-stack Developer at Inetex Ltd (Rehovot, Israel) :</text:span><text:span text:style-name="T47"/></text:p>
      <text:list text:style-name="L9">
        <text:list-item>
          <text:p text:style-name="P9"><text:span text:style-name="T47">Project<text:s/></text:span><text:span text:style-name="T48">–</text:span><text:span text:style-name="T49"><text:s/>Service allows you to rent a car.</text:span><text:span text:style-name="T50"/></text:p>
        </text:list-item>
        <text:list-item>
          <text:p text:style-name="P9"><text:span text:style-name="T51">Participation in the development of the project.</text:span></text:p>
        </text:list-item>
        <text:list-item>
          <text:p text:style-name="P9"><text:span text:style-name="T51">Writing authorization using JWT token (Java server-side).</text:span></text:p>
        </text:list-item>
        <text:list-item>
          <text:p text:style-name="P9"><text:span text:style-name="T51">REST full Web service(Spring MVC).</text:span></text:p>
        </text:list-item>
        <text:list-item>
          <text:p text:style-name="P9"><text:span text:style-name="T51">Setting up routing and creating separate components (Angular 9)</text:span></text:p>
        </text:list-item>
        <text:list-item>
          <text:p text:style-name="P9"><text:span text:style-name="T51">Used technologies: Java 8, Spring, Angular 9, TypeScript, MySQL.</text:span></text:p>
        </text:list-item>
      </text:list>
      <text:p text:style-name="P10"><text:span text:style-name="T51"/></text:p>
      <text:p text:style-name="P10"><text:span text:style-name="T52">2013 - 2016 System Administrator Toyota-Lexus KeyAuto MinVody:</text:span></text:p>
      <text:list text:style-name="L11">
        <text:list-item>
          <text:p text:style-name="P11"><text:span text:style-name="T53">Install and maintain various versions of Windows OS and server software.</text:span></text:p>
        </text:list-item>
        <text:list-item>
          <text:p text:style-name="P11"><text:span text:style-name="T53">Work with hardware, PC and office equipment, diagnose and troubleshoot equipment.</text:span></text:p>
        </text:list-item>
        <text:list-item>
          <text:p text:style-name="P11"><text:span text:style-name="T53">Data backup.</text:span></text:p>
        </text:list-item>
        <text:list-item>
          <text:p text:style-name="P11"><text:span text:style-name="T53">Work with Active Directory.</text:span></text:p>
        </text:list-item>
        <text:list-item>
          <text:p text:style-name="P11"><text:span text:style-name="T53">Keep antivirus software running.</text:span></text:p>
        </text:list-item>
        <text:list-item>
          <text:p text:style-name="P11"><text:span text:style-name="T53">Ensuring information security of data.</text:span></text:p>
        </text:list-item>
      </text:list>
      <text:p text:style-name="P12"><text:span text:style-name="T53"/></text:p>
      <text:p text:style-name="P12"><text:span text:style-name="T54">2012 - 2013 Techical Support at<text:s/></text:span><text:span text:style-name="T55">Мoscow state university of economics:</text:span><text:span text:style-name="T56"/></text:p>
      <text:list text:style-name="L13">
        <text:list-item>
          <text:p text:style-name="P13"><text:span text:style-name="T57">Network administration organization.</text:span></text:p>
        </text:list-item>
        <text:list-item>
          <text:p text:style-name="P13"><text:span text:style-name="T57">Install and configure software.</text:span></text:p>
        </text:list-item>
        <text:list-item>
          <text:p text:style-name="P13"><text:span text:style-name="T57">Minor repair of office equipment.</text:span></text:p>
        </text:list-item>
      </text:list>
      <text:p text:style-name="P14"><text:span text:style-name="T57"/></text:p>
      <text:p text:style-name="P14"><text:span text:style-name="T58">2010 - 2012 Web Developer at Station<text:s/></text:span><text:span text:style-name="T59">сlinical hospital MinVody:</text:span><text:span text:style-name="T60"/></text:p>
      <text:list text:style-name="L15">
        <text:list-item>
          <text:p text:style-name="P15"><text:span text:style-name="T61"><text:s/>Participation in the development of the site.</text:span></text:p>
        </text:list-item>
        <text:list-item>
          <text:p text:style-name="P15"><text:span text:style-name="T61">Technical support and administration of the site.</text:span></text:p>
        </text:list-item>
        <text:list-item>
          <text:p text:style-name="P15"><text:span text:style-name="T61">Used technologies: Joomla, WordPress, Javascript, CSS, Jquery</text:span></text:p>
        </text:list-item>
      </text:list>
      <text:p text:style-name="P16"><text:span text:style-name="T61"/></text:p>
      <text:p text:style-name="P16"><text:span text:style-name="T62">PERSONAL QUALITIES:</text:span></text:p>
      <text:list text:style-name="L17">
        <text:list-item>
          <text:p text:style-name="P17"><text:span text:style-name="T63">Efficient work in stressful circumstances.</text:span></text:p>
        </text:list-item>
        <text:list-item>
          <text:p text:style-name="P17"><text:span text:style-name="T63">Proficient troubleshooter and great self-learning capabilities.</text:span></text:p>
        </text:list-item>
        <text:list-item>
          <text:p text:style-name="P17"><text:span text:style-name="T63">Strong problem solving and analytical skills enabling proper decision-making.</text:span></text:p>
        </text:list-item>
        <text:list-item>
          <text:p text:style-name="P18"><text:span text:style-name="T64">Ability to quickly learn new programming languages and computer platforms.</text:span></text:p>
        </text:list-item>
        <text:list-item>
          <text:p text:style-name="P19"><text:span text:style-name="T65">Understanding level of security concepts including network, web and software security.</text:span></text:p>
        </text:list-item>
      </text:list>
      <text:p text:style-name="P20"><text:span text:style-name="T65"/></text:p>
      <text:p text:style-name="P20"><text:span text:style-name="T66">EDUCATION:______________________________________________________________________________</text:span></text:p>
      <text:p text:style-name="P20"><text:span text:style-name="T66"/></text:p>
      <text:list text:style-name="L21">
        <text:list-item>
          <text:p text:style-name="P21"><text:span text:style-name="T67">2018-2019</text:span><text:span text:style-name="T68"><text:tab/></text:span><text:span text:style-name="T69">Qalification course in computing Solutions Ltd:</text:span></text:p>
        </text:list-item>
        <text:list-item>
          <text:p text:style-name="P21"><text:span text:style-name="T70">Programming (Program for adaptation of software developers accordingly with Israel IT technologies by Jewish Agency.)</text:span></text:p>
        </text:list-item>
        <text:list-item>
          <text:p text:style-name="P21"><text:span text:style-name="T71">2011-2015<text:s/></text:span><text:span text:style-name="T72"><text:tab/></text:span><text:span text:style-name="T73">Don state technical university:<text:s/></text:span><text:span text:style-name="T74">Information telecommunications and cognitive technologies, intelligent systems</text:span><text:span text:style-name="T75"/></text:p>
        </text:list-item>
        <text:list-item>
          <text:p text:style-name="P21"><text:span text:style-name="T76">2005-2009<text:s/></text:span><text:span text:style-name="T77"><text:tab/></text:span><text:span text:style-name="T78">Rostov trade and economic college</text:span><text:span text:style-name="T79">:</text:span></text:p>
        </text:list-item>
        <text:list-item>
          <text:p text:style-name="P22"><text:span text:style-name="T80">computer architecture and information technology</text:span><text:span text:style-name="T81"/></text:p>
        </text:list-item>
      </text:list>
      <text:p text:style-name="P23"><text:span text:style-name="T82">LANGUAGES:_____________________________________________________________________________</text:span></text:p>
      <text:p text:style-name="P23"><text:span text:style-name="T83">Hebrew, English, Russian.</text:span></text:p>
      <text:p text:style-name="P24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